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9-03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30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0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05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2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0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2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1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07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1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1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11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1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05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20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2-01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12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20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1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23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14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0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0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06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19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26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31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26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37232" calcext:value-type="float">
            <text:p>7.84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2728" calcext:value-type="float">
            <text:p>7.6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0655" calcext:value-type="float">
            <text:p>7.3820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17341935484" calcext:value-type="float">
            <text:p>7.2991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4635" calcext:value-type="float">
            <text:p>6.604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35544" calcext:value-type="float">
            <text:p>5.8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024625" calcext:value-type="float">
            <text:p>5.7802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9104" calcext:value-type="float">
            <text:p>5.55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493" calcext:value-type="float">
            <text:p>5.8494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8364137931" calcext:value-type="float">
            <text:p>7.51983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36727272727" calcext:value-type="float">
            <text:p>8.22636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603175" calcext:value-type="float">
            <text:p>8.6360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52664" calcext:value-type="float">
            <text:p>8.40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74510344828" calcext:value-type="float">
            <text:p>8.16874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1528" calcext:value-type="float">
            <text:p>8.1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69945" calcext:value-type="float">
            <text:p>7.9569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950838709678" calcext:value-type="float">
            <text:p>7.61950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1" calcext:value-type="float">
            <text:p>7.53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893" calcext:value-type="float">
            <text:p>7.1448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164387096774" calcext:value-type="float">
            <text:p>6.7616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9964" calcext:value-type="float">
            <text:p>6.5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956" calcext:value-type="float">
            <text:p>9.1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941371428571" calcext:value-type="float">
            <text:p>9.56941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3856" calcext:value-type="float">
            <text:p>9.38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33155" calcext:value-type="float">
            <text:p>9.7633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22402580645" calcext:value-type="float">
            <text:p>10.1322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832634482759" calcext:value-type="float">
            <text:p>9.96832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02756923077" calcext:value-type="float">
            <text:p>10.060275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74733793103" calcext:value-type="float">
            <text:p>10.737473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1096774194" calcext:value-type="float">
            <text:p>10.808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78596363636" calcext:value-type="float">
            <text:p>10.537859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6384" calcext:value-type="float">
            <text:p>10.23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05325" calcext:value-type="float">
            <text:p>9.9510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2592" calcext:value-type="float">
            <text:p>9.5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544593548387" calcext:value-type="float">
            <text:p>9.1354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19664516129" calcext:value-type="float">
            <text:p>8.7631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99984" calcext:value-type="float">
            <text:p>8.41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58064516129" calcext:value-type="float">
            <text:p>8.0255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13470967742" calcext:value-type="float">
            <text:p>7.6531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546580645161" calcext:value-type="float">
            <text:p>7.4754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604171428571" calcext:value-type="float">
            <text:p>7.73604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226175" calcext:value-type="float">
            <text:p>8.9522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768325" calcext:value-type="float">
            <text:p>9.6576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9704" calcext:value-type="float">
            <text:p>9.5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78952" calcext:value-type="float">
            <text:p>8.4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05238709677" calcext:value-type="float">
            <text:p>7.7810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35792" calcext:value-type="float">
            <text:p>6.18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94905" calcext:value-type="float">
            <text:p>5.8294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0592" calcext:value-type="float">
            <text:p>6.21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630825" calcext:value-type="float">
            <text:p>6.2763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91172413793" calcext:value-type="float">
            <text:p>7.12391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701846153846" calcext:value-type="float">
            <text:p>7.797018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49" calcext:value-type="float">
            <text:p>8.7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8752" calcext:value-type="float">
            <text:p>8.0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31096774194" calcext:value-type="float">
            <text:p>7.7483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85656" calcext:value-type="float">
            <text:p>7.2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7881" calcext:value-type="float">
            <text:p>6.6678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26568" calcext:value-type="float">
            <text:p>6.37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3457" calcext:value-type="float">
            <text:p>6.3234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760027586207" calcext:value-type="float">
            <text:p>6.497600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679122580645" calcext:value-type="float">
            <text:p>6.8467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392775" calcext:value-type="float">
            <text:p>7.8039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18868965517" calcext:value-type="float">
            <text:p>7.84218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215819354839" calcext:value-type="float">
            <text:p>7.0421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16832" calcext:value-type="float">
            <text:p>6.010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228" calcext:value-type="float">
            <text:p>5.12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09735" calcext:value-type="float">
            <text:p>4.7409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49488" calcext:value-type="float">
            <text:p>5.9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5007" calcext:value-type="float">
            <text:p>7.295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056428571429" calcext:value-type="float">
            <text:p>7.78056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594925" calcext:value-type="float">
            <text:p>7.9759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431625" calcext:value-type="float">
            <text:p>7.8643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83112" calcext:value-type="float">
            <text:p>7.46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658375" calcext:value-type="float">
            <text:p>6.9565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2264" calcext:value-type="float">
            <text:p>6.43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090625" calcext:value-type="float">
            <text:p>7.2509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473058064516" calcext:value-type="float">
            <text:p>7.9347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46038709678" calcext:value-type="float">
            <text:p>8.75946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139251612903" calcext:value-type="float">
            <text:p>8.5113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407019354839" calcext:value-type="float">
            <text:p>8.6240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0895" calcext:value-type="float">
            <text:p>9.4790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0748571429" calcext:value-type="float">
            <text:p>12.30107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33465806452" calcext:value-type="float">
            <text:p>12.8633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701" calcext:value-type="float">
            <text:p>12.8477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54975" calcext:value-type="float">
            <text:p>12.7805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40816" calcext:value-type="float">
            <text:p>12.79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332325" calcext:value-type="float">
            <text:p>12.8733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11504" calcext:value-type="float">
            <text:p>12.81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908725" calcext:value-type="float">
            <text:p>12.5090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3788" calcext:value-type="float">
            <text:p>12.27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78353548387" calcext:value-type="float">
            <text:p>12.4478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13768275862" calcext:value-type="float">
            <text:p>12.671376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596025" calcext:value-type="float">
            <text:p>12.6359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7646451613" calcext:value-type="float">
            <text:p>12.5457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707825" calcext:value-type="float">
            <text:p>12.4370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84312258065" calcext:value-type="float">
            <text:p>12.34843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88176" calcext:value-type="float">
            <text:p>12.07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203025" calcext:value-type="float">
            <text:p>11.6720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19125" calcext:value-type="float">
            <text:p>11.491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70392" calcext:value-type="float">
            <text:p>11.00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585575" calcext:value-type="float">
            <text:p>10.2758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09048" calcext:value-type="float">
            <text:p>9.88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457625" calcext:value-type="float">
            <text:p>9.9445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10383448276" calcext:value-type="float">
            <text:p>10.33103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75548387097" calcext:value-type="float">
            <text:p>10.547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9925" calcext:value-type="float">
            <text:p>10.3571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8389677419" calcext:value-type="float">
            <text:p>10.0678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1017" calcext:value-type="float">
            <text:p>9.6610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03224" calcext:value-type="float">
            <text:p>8.98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3044" calcext:value-type="float">
            <text:p>8.35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46" calcext:value-type="float">
            <text:p>7.74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46248" calcext:value-type="float">
            <text:p>6.62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56576" calcext:value-type="float">
            <text:p>6.934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882896551724" calcext:value-type="float">
            <text:p>6.65882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726317241379" calcext:value-type="float">
            <text:p>6.92726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847225806452" calcext:value-type="float">
            <text:p>8.1784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72875" calcext:value-type="float">
            <text:p>8.777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043819354839" calcext:value-type="float">
            <text:p>8.5204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00282352941" calcext:value-type="float">
            <text:p>8.0460028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389345454546" calcext:value-type="float">
            <text:p>7.113893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918825" calcext:value-type="float">
            <text:p>6.4591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39775" calcext:value-type="float">
            <text:p>7.3733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81505" calcext:value-type="float">
            <text:p>10.3481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02874482759" calcext:value-type="float">
            <text:p>10.340287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63968" calcext:value-type="float">
            <text:p>10.360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0016" calcext:value-type="float">
            <text:p>11.0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03127741936" calcext:value-type="float">
            <text:p>11.13031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60785" calcext:value-type="float">
            <text:p>11.2960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854" calcext:value-type="float">
            <text:p>11.17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45445" calcext:value-type="float">
            <text:p>11.2145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11458064516" calcext:value-type="float">
            <text:p>11.011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16144" calcext:value-type="float">
            <text:p>10.68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30962580645" calcext:value-type="float">
            <text:p>10.1230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82784" calcext:value-type="float">
            <text:p>9.89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091" calcext:value-type="float">
            <text:p>10.253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5856" calcext:value-type="float">
            <text:p>11.36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21739354839" calcext:value-type="float">
            <text:p>11.9121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01710344828" calcext:value-type="float">
            <text:p>12.01017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3233548387" calcext:value-type="float">
            <text:p>11.7803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68475294118" calcext:value-type="float">
            <text:p>11.666847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5509" calcext:value-type="float">
            <text:p>11.5655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93001290323" calcext:value-type="float">
            <text:p>11.4593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651725" calcext:value-type="float">
            <text:p>10.9965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4872" calcext:value-type="float">
            <text:p>10.52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86975" calcext:value-type="float">
            <text:p>10.0068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3405" calcext:value-type="float">
            <text:p>9.5823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002012903226" calcext:value-type="float">
            <text:p>9.6000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68082758621" calcext:value-type="float">
            <text:p>10.06680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4896" calcext:value-type="float">
            <text:p>10.7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72418064516" calcext:value-type="float">
            <text:p>11.0172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25341935484" calcext:value-type="float">
            <text:p>10.812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71767272727" calcext:value-type="float">
            <text:p>10.47717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00598709677" calcext:value-type="float">
            <text:p>10.0900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97225" calcext:value-type="float">
            <text:p>9.6839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9156" calcext:value-type="float">
            <text:p>9.24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97136" calcext:value-type="float">
            <text:p>8.57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88727272727" calcext:value-type="float">
            <text:p>8.06888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37367741936" calcext:value-type="float">
            <text:p>7.58637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67767741936" calcext:value-type="float">
            <text:p>7.35167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877175" calcext:value-type="float">
            <text:p>7.6987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541858064516" calcext:value-type="float">
            <text:p>8.1054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887075" calcext:value-type="float">
            <text:p>7.7288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933963636364" calcext:value-type="float">
            <text:p>7.13933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73608" calcext:value-type="float">
            <text:p>6.41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05963636364" calcext:value-type="float">
            <text:p>5.78805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812283870968" calcext:value-type="float">
            <text:p>5.9481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625961290323" calcext:value-type="float">
            <text:p>6.5262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2208" calcext:value-type="float">
            <text:p>5.9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5144" calcext:value-type="float">
            <text:p>6.45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327075" calcext:value-type="float">
            <text:p>8.6432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47685714286" calcext:value-type="float">
            <text:p>9.04047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79168" calcext:value-type="float">
            <text:p>9.08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54128" calcext:value-type="float">
            <text:p>8.86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68129032258" calcext:value-type="float">
            <text:p>8.7816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78193548387" calcext:value-type="float">
            <text:p>9.1567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513909677419" calcext:value-type="float">
            <text:p>9.3351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265275" calcext:value-type="float">
            <text:p>9.0326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5952" calcext:value-type="float">
            <text:p>9.23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81525" calcext:value-type="float">
            <text:p>9.1898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92832" calcext:value-type="float">
            <text:p>9.14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635875" calcext:value-type="float">
            <text:p>8.9663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775337931034" calcext:value-type="float">
            <text:p>9.167753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5791" calcext:value-type="float">
            <text:p>8.9957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165858064516" calcext:value-type="float">
            <text:p>8.5016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1056" calcext:value-type="float">
            <text:p>7.9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720025" calcext:value-type="float">
            <text:p>7.3172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61703225807" calcext:value-type="float">
            <text:p>6.9156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606725" calcext:value-type="float">
            <text:p>7.3960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76875" calcext:value-type="float">
            <text:p>8.167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27725" calcext:value-type="float">
            <text:p>8.3142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320851612903" calcext:value-type="float">
            <text:p>8.5632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390735483871" calcext:value-type="float">
            <text:p>9.2139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75125" calcext:value-type="float">
            <text:p>10.5827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12168275862" calcext:value-type="float">
            <text:p>11.391216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26005" calcext:value-type="float">
            <text:p>11.6626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39610322581" calcext:value-type="float">
            <text:p>11.9539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56714285714" calcext:value-type="float">
            <text:p>12.1756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85527741935" calcext:value-type="float">
            <text:p>12.28855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39936" calcext:value-type="float">
            <text:p>12.34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1708" calcext:value-type="float">
            <text:p>12.14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59734193548" calcext:value-type="float">
            <text:p>12.1759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98717419355" calcext:value-type="float">
            <text:p>12.0998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94175" calcext:value-type="float">
            <text:p>11.7259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8939354839" calcext:value-type="float">
            <text:p>11.5768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81475" calcext:value-type="float">
            <text:p>11.848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4707862069" calcext:value-type="float">
            <text:p>11.864707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78455" calcext:value-type="float">
            <text:p>11.7178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4683870968" calcext:value-type="float">
            <text:p>11.490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022" calcext:value-type="float">
            <text:p>11.225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23578181818" calcext:value-type="float">
            <text:p>10.852357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7064" calcext:value-type="float">
            <text:p>10.65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57225" calcext:value-type="float">
            <text:p>10.2935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73875" calcext:value-type="float">
            <text:p>9.7207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465316129032" calcext:value-type="float">
            <text:p>9.4046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581975" calcext:value-type="float">
            <text:p>9.2258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261677419355" calcext:value-type="float">
            <text:p>9.7526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4463" calcext:value-type="float">
            <text:p>11.3244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65704827586" calcext:value-type="float">
            <text:p>11.816570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69025" calcext:value-type="float">
            <text:p>11.9996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3726451613" calcext:value-type="float">
            <text:p>12.0763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29024516129" calcext:value-type="float">
            <text:p>12.0629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541275" calcext:value-type="float">
            <text:p>12.0654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00278709677" calcext:value-type="float">
            <text:p>12.1200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95085" calcext:value-type="float">
            <text:p>12.0695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63774545454" calcext:value-type="float">
            <text:p>10.986377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2464516129" calcext:value-type="float">
            <text:p>10.99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76765" calcext:value-type="float">
            <text:p>11.1276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71304" calcext:value-type="float">
            <text:p>11.12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823175" calcext:value-type="float">
            <text:p>10.9982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72075" calcext:value-type="float">
            <text:p>10.7197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30611612903" calcext:value-type="float">
            <text:p>10.3830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8755" calcext:value-type="float">
            <text:p>10.0528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65161290323" calcext:value-type="float">
            <text:p>9.6626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380825" calcext:value-type="float">
            <text:p>9.1338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294475" calcext:value-type="float">
            <text:p>9.0829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402916129032" calcext:value-type="float">
            <text:p>8.9840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2282" calcext:value-type="float">
            <text:p>8.35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69367741936" calcext:value-type="float">
            <text:p>7.8606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63705" calcext:value-type="float">
            <text:p>7.5363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85020689655" calcext:value-type="float">
            <text:p>7.406850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54475" calcext:value-type="float">
            <text:p>7.4065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086125" calcext:value-type="float">
            <text:p>6.8908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561806451613" calcext:value-type="float">
            <text:p>6.2356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990181818182" calcext:value-type="float">
            <text:p>5.67990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754" calcext:value-type="float">
            <text:p>5.71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648" calcext:value-type="float">
            <text:p>7.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400841259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348" meta:object-count="0"/>
    <meta:user-defined meta:name="AppVersion">3.0</meta:user-defined>
  </office:meta>
</office:document-meta>
</file>